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center"/>
      <style:text-properties style:font-name-complex="David" fo:font-size="14pt" style:font-size-asian="14pt" style:font-size-complex="14pt"/>
    </style:style>
    <style:style style:name="P24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6" style:family="table-column">
      <style:table-column-properties style:column-width="2.0673in" style:use-optimal-column-width="false"/>
    </style:style>
    <style:style style:name="TableColumn27" style:family="table-column">
      <style:table-column-properties style:column-width="1.1812in" style:use-optimal-column-width="false"/>
    </style:style>
    <style:style style:name="TableColumn28" style:family="table-column">
      <style:table-column-properties style:column-width="0.7875in" style:use-optimal-column-width="false"/>
    </style:style>
    <style:style style:name="TableColumn29" style:family="table-column">
      <style:table-column-properties style:column-width="3.1506in" style:use-optimal-column-width="false"/>
    </style:style>
    <style:style style:name="Table25" style:family="table">
      <style:table-properties style:width="7.1868in" fo:margin-left="-1.0479in" style:writing-mode="rl-tb" table: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T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3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T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</style:style>
    <style:style style:name="T10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</style:style>
    <style:style style:name="T11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2" style:family="table-row">
      <style:table-row-properties style:min-row-height="0.4263in" style:use-optimal-row-height="false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</style:style>
    <style:style style:name="T12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</style:style>
    <style:style style:name="T14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 style:min-row-height="0.0631in" style:use-optimal-row-height="false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</style:style>
    <style:style style:name="T1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 style:min-row-height="0.0631in" style:use-optimal-row-height="false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</style:style>
    <style:style style:name="T16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6" style:family="table-row">
      <style:table-row-properties style:min-row-height="0.0631in" style:use-optimal-row-height="false"/>
    </style:style>
    <style:style style:name="TableCell1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justify"/>
    </style:style>
    <style:style style:name="T17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min-row-height="0.0631in" style:use-optimal-row-height="false"/>
    </style:style>
    <style:style style:name="TableCell1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3" style:parent-style-name="ללאמרווח" style:family="paragraph">
      <style:paragraph-properties fo:text-align="justify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88" style:family="table-row">
      <style:table-row-properties style:min-row-height="0.0631in" style:use-optimal-row-height="false"/>
    </style:style>
    <style:style style:name="TableCell18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4" style:parent-style-name="ללאמרווח" style:family="paragraph">
      <style:paragraph-properties fo:text-align="justify"/>
    </style:style>
    <style:style style:name="T1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99" style:family="table-row">
      <style:table-row-properties style:min-row-height="0.0631in" style:use-optimal-row-height="false"/>
    </style:style>
    <style:style style:name="TableCell200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5" style:parent-style-name="ללאמרווח" style:family="paragraph">
      <style:paragraph-properties fo:text-align="justify"/>
    </style:style>
    <style:style style:name="T2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20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38in solid #F9B074" fo:background-color="#FBCAA2" fo:padding-top="0in" fo:padding-left="0.075in" fo:padding-bottom="0in" fo:padding-right="0.075in"/>
    </style:style>
    <style:style style:name="P21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13" style:family="table-cell">
      <style:table-cell-properties fo:border="0.0138in solid #F9B074" fo:background-color="#FBCAA2" fo:padding-top="0in" fo:padding-left="0.075in" fo:padding-bottom="0in" fo:padding-right="0.075in"/>
    </style:style>
    <style:style style:name="P21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="0.0138in solid #F9B074" fo:background-color="#FBCAA2" fo:padding-top="0in" fo:padding-left="0.075in" fo:padding-bottom="0in" fo:padding-right="0.075in"/>
    </style:style>
    <style:style style:name="P21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218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F9B074" fo:background-color="#FDE4D0" fo:padding-top="0in" fo:padding-left="0.075in" fo:padding-bottom="0in" fo:padding-right="0.075in"/>
    </style:style>
    <style:style style:name="P22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2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23" style:family="table-cell">
      <style:table-cell-properties fo:border="0.0138in solid #F9B074" fo:background-color="#FDE4D0" fo:padding-top="0in" fo:padding-left="0.075in" fo:padding-bottom="0in" fo:padding-right="0.075in"/>
    </style:style>
    <style:style style:name="P22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22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22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2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3" style:parent-style-name="ללאמרווח" style:family="paragraph">
      <style:paragraph-properties fo:text-align="justify"/>
    </style:style>
    <style:style style:name="T23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4">שם המפעל<text:s/>:<text:s/>יקב כרמל מזרחי.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כתובת:<text:s/></text:p>
          </table:table-cell>
          <table:table-cell table:style-name="TableCell33">
            <text:p text:style-name="P34">הכרמל</text:p>
          </table:table-cell>
          <table:table-cell table:style-name="TableCell35" table:number-columns-spanned="2">
            <text:p text:style-name="ללאמרווח"><text:span text:style-name="T36">מס' 25.</text:span><text:span text:style-name="T37"><text:s/></text:span><text:span text:style-name="T38"><text:s/>ראשון לציון (מרכז העיר)</text:span></text:p>
          </table:table-cell>
          <table:covered-table-cell/>
        </table:table-row>
        <table:table-row table:style-name="TableRow39">
          <table:table-cell table:style-name="TableCell40">
            <text:p text:style-name="P41">ייעוד העסק:</text:p>
          </table:table-cell>
          <table:table-cell table:style-name="TableCell42">
            <text:p text:style-name="P43"/>
          </table:table-cell>
          <table:table-cell table:style-name="TableCell44" table:number-columns-spanned="2">
            <text:p text:style-name="P45">ייצור<text:s/>וחסנת<text:s/><text:s/>משקאות.</text:p>
          </table:table-cell>
          <table:covered-table-cell/>
        </table:table-row>
        <table:table-row table:style-name="TableRow46">
          <table:table-cell table:style-name="TableCell47">
            <text:p text:style-name="P48"><text:span text:style-name="T49">היתר רעלים<text:s/></text:span><text:span text:style-name="T50">:</text:span><text:span text:style-name="T51"><text:s/></text:span><text:span text:style-name="T52">יש.</text:span></text:p>
          </table:table-cell>
          <table:table-cell table:style-name="TableCell53">
            <text:p text:style-name="P54">רמת סיווג</text:p>
          </table:table-cell>
          <table:table-cell table:style-name="TableCell55">
            <text:p text:style-name="P56"><text:span text:style-name="T57">B</text:span><text:span text:style-name="T58">.</text:span></text:p>
          </table:table-cell>
          <table:table-cell table:style-name="TableCell59">
            <text:p text:style-name="P60">אישור כבאות:יש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 table:number-columns-spanned="3">
            <text:p text:style-name="P65">חומרים<text:s/>מסוכנים<text:s/>במפעל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שם החומר+ או"ם</text:p>
          </table:table-cell>
          <table:table-cell table:style-name="TableCell69">
            <text:p text:style-name="P70">כמות <text:s/>וסוג<text:bookmark-start text:name="_GoBack"/><text:bookmark-end text:name="_GoBack"/><text:s/>אריזה</text:p>
          </table:table-cell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סודה קאוסטית-1824.</text:p>
          </table:table-cell>
          <table:table-cell table:style-name="TableCell78">
            <text:p text:style-name="P79">10-קו"ב מיכל,פלסטיק</text:p>
          </table:table-cell>
          <table:table-cell table:style-name="TableCell80">
            <text:p text:style-name="P81"><text:span text:style-name="T82">R</text:span><text:span text:style-name="T83">-2.</text:span></text:p>
          </table:table-cell>
          <table:table-cell table:style-name="TableCell84">
            <text:p text:style-name="P85">מצדו הצפוני של חצר היקב.</text:p>
          </table:table-cell>
        </table:table-row>
        <table:table-row table:style-name="TableRow86">
          <table:table-cell table:style-name="TableCell87">
            <text:p text:style-name="P88">פחמן דוח,חמצני מונזל-2187.</text:p>
          </table:table-cell>
          <table:table-cell table:style-name="TableCell89">
            <text:p text:style-name="P90">4-קו"ב מיכל מתכת.</text:p>
          </table:table-cell>
          <table:table-cell table:style-name="TableCell91">
            <text:p text:style-name="P92"><text:span text:style-name="T93">R</text:span><text:span text:style-name="T94">-2.</text:span></text:p>
          </table:table-cell>
          <table:table-cell table:style-name="TableCell95">
            <text:p text:style-name="P96">מצדו הצפוני של החצר.</text:p>
          </table:table-cell>
        </table:table-row>
        <table:table-row table:style-name="TableRow97">
          <table:table-cell table:style-name="TableCell98">
            <text:p text:style-name="ללאמרווח"><text:span text:style-name="T99">סולר</text:span><text:span text:style-name="T100"><text:s text:c="2"/></text:span><text:span text:style-name="T101">ומזוט</text:span><text:span text:style-name="T102">-1202.</text:span></text:p>
          </table:table-cell>
          <table:table-cell table:style-name="TableCell103">
            <text:p text:style-name="P104">25-קו"ב מיכל מתכת.</text:p>
          </table:table-cell>
          <table:table-cell table:style-name="TableCell105">
            <text:p text:style-name="P106"><text:span text:style-name="T107">Z</text:span><text:span text:style-name="T108">-2.</text:span></text:p>
          </table:table-cell>
          <table:table-cell table:style-name="TableCell109">
            <text:p text:style-name="P110">מצדו הדרומי של החצר.</text:p>
          </table:table-cell>
        </table:table-row>
        <table:table-row table:style-name="TableRow111">
          <table:table-cell table:style-name="TableCell112">
            <text:p text:style-name="P113">פחמן דו חמצני-1013.</text:p>
          </table:table-cell>
          <table:table-cell table:style-name="TableCell114">
            <text:p text:style-name="P115">6-קו"ב מיכל מתכת בלחץ.</text:p>
          </table:table-cell>
          <table:table-cell table:style-name="TableCell116">
            <text:p text:style-name="P117"><text:span text:style-name="T118">T</text:span><text:span text:style-name="T119">-2.</text:span></text:p>
          </table:table-cell>
          <table:table-cell table:style-name="TableCell120">
            <text:p text:style-name="P121">מצדו הצפוני של <text:s/>החצר.</text:p>
          </table:table-cell>
        </table:table-row>
        <table:table-row table:style-name="TableRow122">
          <table:table-cell table:style-name="TableCell123">
            <text:p text:style-name="P124">תמיסת,פוטסיום ביסולפיט-2693.</text:p>
          </table:table-cell>
          <table:table-cell table:style-name="TableCell125">
            <text:p text:style-name="P126">10-קו"ב במיכלי פלסטיק.</text:p>
          </table:table-cell>
          <table:table-cell table:style-name="TableCell127">
            <text:p text:style-name="P128"><text:span text:style-name="T129">R</text:span><text:span text:style-name="T130">-2.</text:span></text:p>
          </table:table-cell>
          <table:table-cell table:style-name="TableCell131">
            <text:p text:style-name="P132">מצדו הצפוני של החצר.</text:p>
          </table:table-cell>
        </table:table-row>
        <table:table-row table:style-name="TableRow133">
          <table:table-cell table:style-name="TableCell134">
            <text:p text:style-name="P135">אתונל (כוהל)1170.</text:p>
          </table:table-cell>
          <table:table-cell table:style-name="TableCell136">
            <text:p text:style-name="P137">40-קו"ב אתנול מיכלי פלסטיק<text:s/></text:p>
          </table:table-cell>
          <table:table-cell table:style-name="TableCell138">
            <text:p text:style-name="P139"><text:span text:style-name="T140">Y</text:span><text:span text:style-name="T141">-3.</text:span></text:p>
          </table:table-cell>
          <table:table-cell table:style-name="TableCell142">
            <text:p text:style-name="P143"><text:s/>מצדו הצפוני של החצר בתוך מבנה סגור.<text:s text:c="98"/></text:p>
          </table:table-cell>
        </table:table-row>
        <table:table-row table:style-name="TableRow144">
          <table:table-cell table:style-name="TableCell145">
            <text:p text:style-name="P146">חומצה הידרוכלוריד-1789.</text:p>
          </table:table-cell>
          <table:table-cell table:style-name="TableCell147">
            <text:p text:style-name="P148">2.5-קו"ב מיכל פלסטיק</text:p>
          </table:table-cell>
          <table:table-cell table:style-name="TableCell149">
            <text:p text:style-name="P150"><text:span text:style-name="T151">R</text:span><text:span text:style-name="T152">-2.</text:span></text:p>
          </table:table-cell>
          <table:table-cell table:style-name="TableCell153">
            <text:p text:style-name="P154">מצדו הדרומי של החצר.</text:p>
          </table:table-cell>
        </table:table-row>
        <table:table-row table:style-name="TableRow155">
          <table:table-cell table:style-name="TableCell156">
            <text:p text:style-name="P157">חנקן-1977.</text:p>
          </table:table-cell>
          <table:table-cell table:style-name="TableCell158">
            <text:p text:style-name="P159">5-קו"ב גלילי מתכת בלחץ.</text:p>
          </table:table-cell>
          <table:table-cell table:style-name="TableCell160">
            <text:p text:style-name="P161"><text:span text:style-name="T162">R</text:span><text:span text:style-name="T163">-2.</text:span></text:p>
          </table:table-cell>
          <table:table-cell table:style-name="TableCell164">
            <text:p text:style-name="P165">מצדו הדרומי של החצר.</text:p>
          </table:table-cell>
        </table:table-row>
        <table:table-row table:style-name="TableRow166">
          <table:table-cell table:style-name="TableCell167">
            <text:p text:style-name="P168">חומצה פוספורית-1805.</text:p>
          </table:table-cell>
          <table:table-cell table:style-name="TableCell169">
            <text:p text:style-name="P170">2.5-קו"ב מיכל פלסטיק</text:p>
          </table:table-cell>
          <table:table-cell table:style-name="TableCell171">
            <text:p text:style-name="P172"><text:span text:style-name="T173">R</text:span><text:span text:style-name="T174">-2.</text:span></text:p>
          </table:table-cell>
          <table:table-cell table:style-name="TableCell175">
            <text:p text:style-name="P176">מצדו הצפוני של החצר.</text:p>
          </table:table-cell>
        </table:table-row>
        <table:table-row table:style-name="TableRow177">
          <table:table-cell table:style-name="TableCell178">
            <text:p text:style-name="P179">נוזל קורוזיבי חומצי-3264.</text:p>
          </table:table-cell>
          <table:table-cell table:style-name="TableCell180">
            <text:p text:style-name="P181">0.5-קו'ב מיכל</text:p>
          </table:table-cell>
          <table:table-cell table:style-name="TableCell182">
            <text:p text:style-name="P183"><text:span text:style-name="T184">R</text:span><text:span text:style-name="T185">-2.</text:span></text:p>
          </table:table-cell>
          <table:table-cell table:style-name="TableCell186">
            <text:p text:style-name="P187">מצדו הצפוני של החצר.</text:p>
          </table:table-cell>
        </table:table-row>
        <table:table-row table:style-name="TableRow188">
          <table:table-cell table:style-name="TableCell189">
            <text:p text:style-name="P190">תמיסת,חמצן,וחומצה-3149.</text:p>
          </table:table-cell>
          <table:table-cell table:style-name="TableCell191">
            <text:p text:style-name="P192">0.5-מיכל פלסטיק.</text:p>
          </table:table-cell>
          <table:table-cell table:style-name="TableCell193">
            <text:p text:style-name="P194"><text:span text:style-name="T195">P</text:span><text:span text:style-name="T196">-2.</text:span></text:p>
          </table:table-cell>
          <table:table-cell table:style-name="TableCell197">
            <text:p text:style-name="P198">מצדו הצפוני של החצר.</text:p>
          </table:table-cell>
        </table:table-row>
        <table:table-row table:style-name="TableRow199">
          <table:table-cell table:style-name="TableCell200">
            <text:p text:style-name="P201">אשלגן הידרוקסי-1814.</text:p>
          </table:table-cell>
          <table:table-cell table:style-name="TableCell202">
            <text:p text:style-name="P203">0.5,גלילי לחץ</text:p>
          </table:table-cell>
          <table:table-cell table:style-name="TableCell204">
            <text:p text:style-name="P205"><text:span text:style-name="T206">R</text:span><text:span text:style-name="T207">-2.</text:span></text:p>
          </table:table-cell>
          <table:table-cell table:style-name="TableCell208">
            <text:p text:style-name="P209">מצדו הדרומי של החצר.</text:p>
          </table:table-cell>
        </table:table-row>
        <table:table-row table:style-name="TableRow210">
          <table:table-cell table:style-name="TableCell211">
            <text:p text:style-name="P212">שם</text:p>
          </table:table-cell>
          <table:table-cell table:style-name="TableCell213">
            <text:p text:style-name="P214">טלפון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נייד</text:p>
          </table:table-cell>
        </table:table-row>
        <table:table-row table:style-name="TableRow219">
          <table:table-cell table:style-name="TableCell220">
            <text:p text:style-name="P221">שאול .</text:p>
            <text:p text:style-name="P222">חיים.</text:p>
          </table:table-cell>
          <table:table-cell table:style-name="TableCell223">
            <text:p text:style-name="P224">03:9610646.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054:6458791.</text:p>
            <text:p text:style-name="P229">054:6458825.</text:p>
          </table:table-cell>
        </table:table-row>
      </table:table>
      <text:p text:style-name="P230"/>
      <text:p text:style-name="P231">הערות מיוחדות :<text:s/>במקום ישנה שמירה 24/7 במהלך כל השנה.</text:p>
      <text:p text:style-name="P232"/>
      <text:p text:style-name="P233"><text:span text:style-name="T234">ממצאים : אבישי פפיאשוילי : אוקטובר 2013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0:00Z</meta:creation-date>
    <dc:date>2014-05-21T07:50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224" meta:character-count="1342" meta:row-count="9" meta:non-whitespace-character-count="1120"/>
  </office:meta>
</office:document-meta>
</file>